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Medium1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10pt" style:font-style-asian="normal" style:font-size-complex="10pt" style:font-style-complex="normal"/>
    </style:style>
    <style:style style:name="P4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7" style:family="paragraph" style:parent-style-name="Standard">
      <style:text-properties fo:color="#ff0000" loext:opacity="100%" style:font-name="Libre Franklin Medium1" fo:font-size="10pt" fo:language="es" fo:country="ES" fo:font-style="normal" officeooo:rsid="001b2359" officeooo:paragraph-rsid="00108373" style:font-size-asian="10pt" style:font-style-asian="normal" style:font-size-complex="10pt" style:font-style-complex="normal"/>
    </style:style>
    <style:style style:name="P8" style:family="paragraph" style:parent-style-name="Standard">
      <style:text-properties fo:color="#ff0000" loext:opacity="100%" style:font-name="Libre Franklin Medium1" fo:font-size="10pt" fo:language="es" fo:country="ES" fo:font-style="normal" officeooo:rsid="0048205f" officeooo:paragraph-rsid="00091efa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ff0000" loext:opacity="100%" style:font-name="Libre Franklin Medium1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ff0000" loext:opacity="100%" style:font-name="Libre Franklin Medium1" fo:font-size="10pt" fo:language="es" fo:country="ES" fo:font-style="normal" officeooo:paragraph-rsid="001203a9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ff0000" loext:opacity="100%" style:font-name="Libre Franklin Medium1" fo:font-size="10pt" fo:language="es" fo:country="ES" fo:font-style="normal" officeooo:rsid="002209f7" officeooo:paragraph-rsid="00131229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13" style:family="paragraph" style:parent-style-name="Standard">
      <style:text-properties fo:language="es" fo:country="ES" officeooo:paragraph-rsid="00108373"/>
    </style:style>
    <style:style style:name="P14" style:family="paragraph" style:parent-style-name="Standard">
      <style:text-properties fo:language="es" fo:country="ES" officeooo:paragraph-rsid="00091efa"/>
    </style:style>
    <style:style style:name="P15" style:family="paragraph" style:parent-style-name="Standard">
      <style:text-properties fo:language="es" fo:country="ES" officeooo:paragraph-rsid="001203a9"/>
    </style:style>
    <style:style style:name="P16" style:family="paragraph" style:parent-style-name="Standard">
      <style:text-properties fo:language="es" fo:country="ES" officeooo:paragraph-rsid="001eab10"/>
    </style:style>
    <style:style style:name="P17" style:family="paragraph" style:parent-style-name="Standard">
      <style:text-properties fo:language="es" fo:country="ES" officeooo:paragraph-rsid="00228498"/>
    </style:style>
    <style:style style:name="P18" style:family="paragraph" style:parent-style-name="Standard">
      <style:text-properties style:font-name="Libre Franklin SemiBold" fo:font-size="10pt" fo:language="es" fo:country="ES" fo:font-style="normal" officeooo:rsid="0047a2eb" officeooo:paragraph-rsid="00108373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Libre Franklin SemiBold" fo:font-size="10pt" fo:language="es" fo:country="ES" fo:font-style="normal" officeooo:rsid="00199ac8" officeooo:paragraph-rsid="00091efa" style:font-size-asian="8.75pt" style:font-style-asian="normal" style:font-size-complex="10pt" style:font-style-complex="normal"/>
    </style:style>
    <style:style style:name="P20" style:family="paragraph" style:parent-style-name="Standard">
      <style:text-properties style:font-name="Libre Franklin SemiBold" fo:font-size="12pt" fo:language="es" fo:country="ES" fo:font-style="normal" officeooo:rsid="002209f7" officeooo:paragraph-rsid="001eab10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2" style:family="paragraph" style:parent-style-name="Standard">
      <style:text-properties fo:font-size="10pt" fo:language="es" fo:country="ES" officeooo:paragraph-rsid="00108373" style:font-size-asian="10pt" style:font-size-complex="10pt"/>
    </style:style>
    <style:style style:name="P23" style:family="paragraph" style:parent-style-name="Standard">
      <style:text-properties fo:font-size="10pt" fo:language="es" fo:country="ES" officeooo:paragraph-rsid="00091efa" style:font-size-asian="10pt" style:font-size-complex="10pt"/>
    </style:style>
    <style:style style:name="P24" style:family="paragraph" style:parent-style-name="Standard">
      <style:text-properties fo:font-size="10pt" fo:language="es" fo:country="ES" officeooo:paragraph-rsid="001203a9" style:font-size-asian="10pt" style:font-size-complex="10pt"/>
    </style:style>
    <style:style style:name="P25" style:family="paragraph" style:parent-style-name="Standard">
      <style:text-properties fo:font-size="10pt" fo:language="es" fo:country="ES" officeooo:paragraph-rsid="00131229" style:font-size-asian="10pt" style:font-size-complex="10pt"/>
    </style:style>
    <style:style style:name="P26" style:family="paragraph" style:parent-style-name="Standard">
      <style:text-properties style:font-name="Libre Franklin Medium1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Libre Franklin Medium1" fo:font-size="10pt" fo:language="es" fo:country="ES" fo:font-style="normal" officeooo:paragraph-rsid="00228498" style:font-size-asian="8.75pt" style:font-style-asian="normal" style:font-size-complex="10pt" style:font-style-complex="normal"/>
    </style:style>
    <style:style style:name="P28" style:family="paragraph" style:parent-style-name="Standard">
      <style:text-properties style:font-name="Libre Franklin Medium1" fo:font-size="12pt" fo:language="es" fo:country="ES" fo:font-style="normal" officeooo:paragraph-rsid="00091efa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Libre Franklin Medium1" fo:font-size="12pt" fo:language="es" fo:country="ES" fo:font-style="normal" officeooo:rsid="0021014f" officeooo:paragraph-rsid="00091efa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Libre Franklin Medium1" fo:font-size="12pt" fo:language="es" fo:country="ES" fo:font-style="normal" officeooo:rsid="0021014f" officeooo:paragraph-rsid="00131229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Libre Franklin Medium1" fo:font-size="12pt" fo:language="es" fo:country="ES" fo:font-style="normal" officeooo:rsid="004f1160" officeooo:paragraph-rsid="00091efa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Libre Franklin Medium1" fo:font-size="12pt" fo:language="es" fo:country="ES" fo:font-style="normal" officeooo:paragraph-rsid="001cbcb1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Libre Franklin Medium1" fo:font-size="12pt" fo:language="es" fo:country="ES" fo:font-style="normal" officeooo:paragraph-rsid="00228498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Libre Franklin Medium1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35" style:family="paragraph" style:parent-style-name="Standard">
      <style:text-properties fo:color="#808080" loext:opacity="100%" style:font-name="Libre Franklin Medium1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36" style:family="paragraph" style:parent-style-name="Standard">
      <style:text-properties style:font-name="Libre Franklin Medium" fo:font-size="10pt" fo:language="es" fo:country="ES" officeooo:paragraph-rsid="001203a9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Libre Franklin Medium1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0000" loext:opacity="100%" style:font-name="Libre Franklin Medium1" fo:font-size="10pt" fo:font-style="normal" officeooo:rsid="001b2359" style:font-size-asian="10pt" style:font-style-asian="normal" style:font-size-complex="10pt" style:font-style-complex="normal"/>
    </style:style>
    <style:style style:name="T4" style:family="text">
      <style:text-properties fo:color="#ff0000" loext:opacity="100%" style:font-name="Libre Franklin Medium1" fo:font-size="10pt" fo:font-style="normal" officeooo:rsid="0048205f" style:font-size-asian="10pt" style:font-style-asian="normal" style:font-size-complex="10pt" style:font-style-complex="normal"/>
    </style:style>
    <style:style style:name="T5" style:family="text">
      <style:text-properties fo:color="#ff0000" loext:opacity="100%" style:font-name="Libre Franklin Medium1" fo:font-size="10pt" fo:font-style="normal" officeooo:rsid="001e6150" style:font-size-asian="10pt" style:font-style-asian="normal" style:font-size-complex="10pt" style:font-style-complex="normal"/>
    </style:style>
    <style:style style:name="T6" style:family="text">
      <style:text-properties fo:color="#ff0000" loext:opacity="100%" style:font-name="Libre Franklin Medium1" fo:font-size="10pt" fo:font-style="normal" officeooo:rsid="0021014f" style:font-size-asian="10pt" style:font-style-asian="normal" style:font-size-complex="10pt" style:font-style-complex="normal"/>
    </style:style>
    <style:style style:name="T7" style:family="text">
      <style:text-properties fo:color="#ff0000" loext:opacity="100%" style:font-name="Libre Franklin Medium1" fo:font-size="10pt" fo:font-style="normal" officeooo:rsid="001af585" style:font-size-asian="10pt" style:font-style-asian="normal" style:font-size-complex="10pt" style:font-style-complex="normal"/>
    </style:style>
    <style:style style:name="T8" style:family="text">
      <style:text-properties fo:color="#ff0000" loext:opacity="100%" style:font-name="Libre Franklin Medium1" fo:font-size="10pt" fo:font-style="normal" officeooo:rsid="001bea40" style:font-size-asian="10pt" style:font-style-asian="normal" style:font-size-complex="10pt" style:font-style-complex="normal"/>
    </style:style>
    <style:style style:name="T9" style:family="text">
      <style:text-properties fo:color="#ff0000" loext:opacity="100%" style:font-name="Libre Franklin Medium1" fo:font-size="10pt" fo:font-style="normal" officeooo:rsid="001cbcb1" style:font-size-asian="10pt" style:font-style-asian="normal" style:font-size-complex="10pt" style:font-style-complex="normal"/>
    </style:style>
    <style:style style:name="T10" style:family="text">
      <style:text-properties fo:color="#ff0000" loext:opacity="100%" style:font-name="Libre Franklin Medium1" fo:font-size="10pt" fo:font-style="normal" officeooo:rsid="001e3f23" style:font-size-asian="10pt" style:font-style-asian="normal" style:font-size-complex="10pt" style:font-style-complex="normal"/>
    </style:style>
    <style:style style:name="T11" style:family="text">
      <style:text-properties fo:color="#ff0000" loext:opacity="100%" style:font-name="Libre Franklin Medium1" fo:font-size="10pt" fo:font-style="normal" officeooo:rsid="001eab10" style:font-size-asian="10pt" style:font-style-asian="normal" style:font-size-complex="10pt" style:font-style-complex="normal"/>
    </style:style>
    <style:style style:name="T12" style:family="text">
      <style:text-properties fo:color="#ff0000" loext:opacity="100%" style:font-name="Libre Franklin Medium1" fo:font-style="normal" style:font-style-asian="normal" style:font-style-complex="normal"/>
    </style:style>
    <style:style style:name="T13" style:family="text">
      <style:text-properties fo:color="#ff0000" loext:opacity="100%" style:font-name="Libre Franklin Medium1" fo:font-style="normal" officeooo:rsid="00199ac8" style:font-style-asian="normal" style:font-style-complex="normal"/>
    </style:style>
    <style:style style:name="T14" style:family="text">
      <style:text-properties fo:color="#ff0000" loext:opacity="100%" style:font-name="Libre Franklin Medium1" fo:font-style="normal" officeooo:rsid="0048205f" style:font-style-asian="normal" style:font-style-complex="normal"/>
    </style:style>
    <style:style style:name="T15" style:family="text">
      <style:text-properties fo:color="#ff0000" loext:opacity="100%" style:font-name="Libre Franklin Medium1" fo:font-style="normal" officeooo:rsid="002209f7" style:font-style-asian="normal" style:font-style-complex="normal"/>
    </style:style>
    <style:style style:name="T16" style:family="text">
      <style:text-properties fo:color="#ff0000" loext:opacity="100%" style:font-name="Libre Franklin Medium1" fo:font-style="normal" officeooo:rsid="0047a2eb" style:font-style-asian="normal" style:font-style-complex="normal"/>
    </style:style>
    <style:style style:name="T17" style:family="text">
      <style:text-properties fo:color="#ff0000" loext:opacity="100%" style:font-name="Libre Franklin Medium1" fo:font-style="normal" officeooo:rsid="001b2359" style:font-style-asian="normal" style:font-style-complex="normal"/>
    </style:style>
    <style:style style:name="T18" style:family="text">
      <style:text-properties fo:color="#ff0000" loext:opacity="100%" style:font-name="Libre Franklin Medium1" fo:font-style="normal" officeooo:rsid="0050db46" style:font-style-asian="normal" style:font-style-complex="normal"/>
    </style:style>
    <style:style style:name="T19" style:family="text">
      <style:text-properties fo:color="#ff0000" loext:opacity="100%" style:font-name="Libre Franklin Medium1" fo:font-style="normal" officeooo:rsid="004f1160" style:font-style-asian="normal" style:font-style-complex="normal"/>
    </style:style>
    <style:style style:name="T20" style:family="text">
      <style:text-properties fo:color="#ff0000" loext:opacity="100%" style:font-name="Libre Franklin Medium1" fo:font-style="normal" officeooo:rsid="0018d62b" style:font-style-asian="normal" style:font-style-complex="normal"/>
    </style:style>
    <style:style style:name="T21" style:family="text">
      <style:text-properties fo:color="#ff0000" loext:opacity="100%" style:font-name="Libre Franklin Medium1" fo:font-style="normal" officeooo:rsid="001af585" style:font-style-asian="normal" style:font-style-complex="normal"/>
    </style:style>
    <style:style style:name="T22" style:family="text">
      <style:text-properties fo:color="#ff0000" loext:opacity="100%" style:font-name="Libre Franklin Medium1" fo:font-style="normal" officeooo:rsid="001e3f23" style:font-style-asian="normal" style:font-style-complex="normal"/>
    </style:style>
    <style:style style:name="T23" style:family="text">
      <style:text-properties fo:color="#ff0000" loext:opacity="100%" style:font-name="Libre Franklin Medium1" fo:font-style="normal" officeooo:rsid="001eab10" style:font-style-asian="normal" style:font-style-complex="normal"/>
    </style:style>
    <style:style style:name="T24" style:family="text">
      <style:text-properties fo:color="#ff0000" loext:opacity="100%" fo:font-size="10pt" officeooo:rsid="001b2359" style:font-size-asian="10pt" style:font-size-complex="10pt"/>
    </style:style>
    <style:style style:name="T25" style:family="text">
      <style:text-properties fo:color="#ff0000" loext:opacity="100%" fo:font-size="10pt" officeooo:rsid="0048205f" style:font-size-asian="10pt" style:font-size-complex="10pt"/>
    </style:style>
    <style:style style:name="T26" style:family="text">
      <style:text-properties fo:color="#ff0000" loext:opacity="100%" fo:font-size="10pt" officeooo:rsid="0050db46" style:font-size-asian="10pt" style:font-size-complex="10pt"/>
    </style:style>
    <style:style style:name="T27" style:family="text">
      <style:text-properties fo:color="#ff0000" loext:opacity="100%" fo:font-size="10pt" officeooo:rsid="001af585" style:font-size-asian="10pt" style:font-size-complex="10pt"/>
    </style:style>
    <style:style style:name="T28" style:family="text">
      <style:text-properties fo:color="#ff0000" loext:opacity="100%" fo:font-size="10pt" officeooo:rsid="001cbcb1" style:font-size-asian="10pt" style:font-size-complex="10pt"/>
    </style:style>
    <style:style style:name="T29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30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31" style:family="text">
      <style:text-properties fo:color="#ff0000" loext:opacity="100%" style:font-name="Libre Franklin SemiBold" fo:font-size="10pt" officeooo:rsid="001b2359" style:font-size-asian="10pt" style:font-size-complex="10pt"/>
    </style:style>
    <style:style style:name="T32" style:family="text">
      <style:text-properties fo:color="#ff0000" loext:opacity="100%" style:font-name="Libre Franklin SemiBold" fo:font-size="10pt" officeooo:rsid="004932b9" style:font-size-asian="10pt" style:font-size-complex="10pt"/>
    </style:style>
    <style:style style:name="T33" style:family="text">
      <style:text-properties fo:color="#ff0000" loext:opacity="100%" style:font-name="Libre Franklin SemiBold" fo:font-size="10pt" officeooo:rsid="00199ac8" style:font-size-asian="10pt" style:font-size-complex="10pt"/>
    </style:style>
    <style:style style:name="T34" style:family="text">
      <style:text-properties fo:color="#ff0000" loext:opacity="100%" style:font-name="Libre Franklin SemiBold" officeooo:rsid="001b2359"/>
    </style:style>
    <style:style style:name="T35" style:family="text">
      <style:text-properties fo:color="#ff0000" loext:opacity="100%" style:font-name="Libre Franklin SemiBold" officeooo:rsid="004932b9"/>
    </style:style>
    <style:style style:name="T36" style:family="text">
      <style:text-properties fo:color="#ff0000" loext:opacity="100%" style:font-name="Libre Franklin Medium"/>
    </style:style>
    <style:style style:name="T37" style:family="text">
      <style:text-properties fo:color="#ff0000" loext:opacity="100%" style:font-name="Libre Franklin Medium" officeooo:rsid="00199ac8"/>
    </style:style>
    <style:style style:name="T38" style:family="text">
      <style:text-properties fo:color="#ff0000" loext:opacity="100%" style:font-name="Libre Franklin Medium" officeooo:rsid="0018d62b"/>
    </style:style>
    <style:style style:name="T39" style:family="text">
      <style:text-properties fo:color="#ff0000" loext:opacity="100%" fo:font-style="normal" officeooo:rsid="002209f7" style:font-style-asian="normal" style:font-style-complex="normal"/>
    </style:style>
    <style:style style:name="T40" style:family="text">
      <style:text-properties fo:color="#ff0000" loext:opacity="100%" fo:font-style="normal" officeooo:rsid="001eab10" style:font-style-asian="normal" style:font-style-complex="normal"/>
    </style:style>
    <style:style style:name="T41" style:family="text">
      <style:text-properties fo:color="#ff0000" loext:opacity="100%" officeooo:rsid="001b2359"/>
    </style:style>
    <style:style style:name="T42" style:family="text">
      <style:text-properties fo:color="#ff0000" loext:opacity="100%" officeooo:rsid="0048205f"/>
    </style:style>
    <style:style style:name="T43" style:family="text">
      <style:text-properties fo:color="#ff0000" loext:opacity="100%" officeooo:rsid="004f1160"/>
    </style:style>
    <style:style style:name="T44" style:family="text">
      <style:text-properties fo:color="#ff0000" loext:opacity="100%" officeooo:rsid="001af585"/>
    </style:style>
    <style:style style:name="T45" style:family="text">
      <style:text-properties fo:color="#ff0000" loext:opacity="100%" officeooo:rsid="001bea40"/>
    </style:style>
    <style:style style:name="T46" style:family="text">
      <style:text-properties fo:color="#ff0000" loext:opacity="100%" officeooo:rsid="001cbcb1"/>
    </style:style>
    <style:style style:name="T47" style:family="text">
      <style:text-properties fo:color="#ff0000" loext:opacity="100%" officeooo:rsid="001e3f23"/>
    </style:style>
    <style:style style:name="T48" style:family="text">
      <style:text-properties style:use-window-font-color="true" loext:opacity="0%" style:font-name="Libre Franklin SemiBold" officeooo:rsid="004f1160"/>
    </style:style>
    <style:style style:name="T49" style:family="text">
      <style:text-properties style:use-window-font-color="true" loext:opacity="0%" style:font-name="Libre Franklin SemiBold" officeooo:rsid="002209f7"/>
    </style:style>
    <style:style style:name="T50" style:family="text">
      <style:text-properties style:use-window-font-color="true" loext:opacity="0%" style:font-name="Libre Franklin SemiBold" officeooo:rsid="004932b9"/>
    </style:style>
    <style:style style:name="T51" style:family="text">
      <style:text-properties style:use-window-font-color="true" loext:opacity="0%" style:font-name="Libre Franklin SemiBold" officeooo:rsid="001b2359"/>
    </style:style>
    <style:style style:name="T52" style:family="text">
      <style:text-properties style:use-window-font-color="true" loext:opacity="0%" officeooo:rsid="000af18b"/>
    </style:style>
    <style:style style:name="T53" style:family="text">
      <style:text-properties style:use-window-font-color="true" loext:opacity="0%" officeooo:rsid="001cbcb1"/>
    </style:style>
    <style:style style:name="T54" style:family="text">
      <style:text-properties style:use-window-font-color="true" loext:opacity="0%" officeooo:rsid="0020dd2c"/>
    </style:style>
    <style:style style:name="T55" style:family="text">
      <style:text-properties style:use-window-font-color="true" loext:opacity="0%" officeooo:rsid="001b2359"/>
    </style:style>
    <style:style style:name="T56" style:family="text">
      <style:text-properties fo:color="#808080" loext:opacity="100%"/>
    </style:style>
    <style:style style:name="T57" style:family="text">
      <style:text-properties fo:color="#808080" loext:opacity="100%" style:font-name="Libre Franklin Medium1" fo:font-size="12pt" fo:font-style="normal" style:font-size-asian="12pt" style:font-style-asian="normal" style:font-size-complex="12pt" style:font-style-complex="normal"/>
    </style:style>
    <style:style style:name="T58" style:family="text">
      <style:text-properties fo:color="#808080" loext:opacity="100%" style:font-name="Libre Franklin Medium1" fo:font-size="12pt" fo:font-style="normal" officeooo:rsid="00553729" style:font-size-asian="12pt" style:font-style-asian="normal" style:font-size-complex="12pt" style:font-style-complex="normal"/>
    </style:style>
    <style:style style:name="T59" style:family="text">
      <style:text-properties fo:color="#808080" loext:opacity="100%" style:font-name="Libre Franklin Medium1" fo:font-size="12pt" fo:font-style="normal" officeooo:rsid="004f1160" style:font-size-asian="12pt" style:font-style-asian="normal" style:font-size-complex="12pt" style:font-style-complex="normal"/>
    </style:style>
    <style:style style:name="T60" style:family="text">
      <style:text-properties fo:color="#808080" loext:opacity="100%" officeooo:rsid="001e6150"/>
    </style:style>
    <style:style style:name="T61" style:family="text">
      <style:text-properties fo:color="#808080" loext:opacity="100%" officeooo:rsid="00553729"/>
    </style:style>
    <style:style style:name="T62" style:family="text">
      <style:text-properties fo:color="#808080" loext:opacity="100%" officeooo:rsid="0048205f"/>
    </style:style>
    <style:style style:name="T63" style:family="text">
      <style:text-properties fo:color="#808080" loext:opacity="100%" officeooo:rsid="004deda0"/>
    </style:style>
    <style:style style:name="T64" style:family="text">
      <style:text-properties fo:color="#808080" loext:opacity="100%" officeooo:rsid="000fe596"/>
    </style:style>
    <style:style style:name="T65" style:family="text">
      <style:text-properties fo:color="#808080" loext:opacity="100%" style:font-name="Libre Franklin SemiBold" fo:font-size="10pt" officeooo:rsid="00553729" style:font-size-asian="10pt" style:font-size-complex="10pt"/>
    </style:style>
    <style:style style:name="T66" style:family="text">
      <style:text-properties fo:color="#808080" loext:opacity="100%" style:font-name="Libre Franklin SemiBold" officeooo:rsid="00553729"/>
    </style:style>
    <style:style style:name="T67" style:family="text">
      <style:text-properties fo:color="#808080" loext:opacity="100%" officeooo:rsid="004a2d5b"/>
    </style:style>
    <style:style style:name="T68" style:family="text">
      <style:text-properties style:font-name="Libre Franklin Medium1" fo:font-size="12pt" fo:font-style="normal" style:font-size-asian="12pt" style:font-style-asian="normal" style:font-size-complex="12pt" style:font-style-complex="normal"/>
    </style:style>
    <style:style style:name="T69" style:family="text">
      <style:text-properties style:font-name="Libre Franklin Medium1" fo:font-size="12pt" fo:font-style="normal" officeooo:rsid="00199ac8" style:font-size-asian="12pt" style:font-style-asian="normal" style:font-size-complex="12pt" style:font-style-complex="normal"/>
    </style:style>
    <style:style style:name="T70" style:family="text">
      <style:text-properties style:font-name="Libre Franklin Medium1" fo:font-size="12pt" fo:font-style="normal" officeooo:rsid="001b2359" style:font-size-asian="12pt" style:font-style-asian="normal" style:font-size-complex="12pt" style:font-style-complex="normal"/>
    </style:style>
    <style:style style:name="T71" style:family="text">
      <style:text-properties style:font-name="Libre Franklin Medium1" fo:font-size="12pt" fo:font-style="normal" officeooo:rsid="001c9602" style:font-size-asian="12pt" style:font-style-asian="normal" style:font-size-complex="12pt" style:font-style-complex="normal"/>
    </style:style>
    <style:style style:name="T72" style:family="text">
      <style:text-properties style:font-name="Libre Franklin Medium1" fo:font-size="12pt" fo:font-style="normal" officeooo:rsid="0014dff7" style:font-size-asian="12pt" style:font-style-asian="normal" style:font-size-complex="12pt" style:font-style-complex="normal"/>
    </style:style>
    <style:style style:name="T73" style:family="text">
      <style:text-properties style:font-name="Libre Franklin Medium1" fo:font-size="12pt" fo:font-style="normal" officeooo:rsid="000af18b" style:font-size-asian="12pt" style:font-style-asian="normal" style:font-size-complex="12pt" style:font-style-complex="normal"/>
    </style:style>
    <style:style style:name="T74" style:family="text">
      <style:text-properties style:font-name="Libre Franklin Medium1" fo:font-style="normal" officeooo:rsid="001b2359" style:font-style-asian="normal" style:font-style-complex="normal"/>
    </style:style>
    <style:style style:name="T75" style:family="text">
      <style:text-properties style:font-name="Libre Franklin Medium1" fo:font-style="normal" officeooo:rsid="0021014f" style:font-style-asian="normal" style:font-style-complex="normal"/>
    </style:style>
    <style:style style:name="T76" style:family="text">
      <style:text-properties style:font-name="Libre Franklin Medium1" fo:font-size="10pt" fo:font-style="normal" officeooo:rsid="001b2359" style:font-size-asian="10pt" style:font-style-asian="normal" style:font-size-complex="10pt" style:font-style-complex="normal"/>
    </style:style>
    <style:style style:name="T77" style:family="text">
      <style:text-properties officeooo:rsid="001c9602"/>
    </style:style>
    <style:style style:name="T78" style:family="text">
      <style:text-properties officeooo:rsid="004deda0"/>
    </style:style>
    <style:style style:name="T79" style:family="text">
      <style:text-properties officeooo:rsid="001e6150"/>
    </style:style>
    <style:style style:name="T80" style:family="text">
      <style:text-properties officeooo:rsid="004f1160"/>
    </style:style>
    <style:style style:name="T81" style:family="text">
      <style:text-properties officeooo:rsid="000a7f73"/>
    </style:style>
    <style:style style:name="T82" style:family="text">
      <style:text-properties style:font-name="Libre Franklin SemiBold"/>
    </style:style>
    <style:style style:name="T83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84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85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86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87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88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89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90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91" style:family="text">
      <style:text-properties style:font-name="Libre Franklin SemiBold" fo:font-size="12pt" fo:font-style="normal" officeooo:rsid="002209f7" style:font-size-asian="12pt" style:font-style-asian="normal" style:font-size-complex="12pt" style:font-style-complex="normal"/>
    </style:style>
    <style:style style:name="T92" style:family="text">
      <style:text-properties style:font-name="Libre Franklin SemiBold" officeooo:rsid="00199ac8"/>
    </style:style>
    <style:style style:name="T93" style:family="text">
      <style:text-properties style:font-name="Libre Franklin SemiBold" officeooo:rsid="004932b9"/>
    </style:style>
    <style:style style:name="T94" style:family="text">
      <style:text-properties style:font-name="Libre Franklin SemiBold" officeooo:rsid="001b2359"/>
    </style:style>
    <style:style style:name="T95" style:family="text">
      <style:text-properties style:font-name="Libre Franklin SemiBold" officeooo:rsid="002209f7"/>
    </style:style>
    <style:style style:name="T96" style:family="text">
      <style:text-properties style:font-name="Libre Franklin SemiBold" officeooo:rsid="004f1160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officeooo:rsid="001b2359" style:font-size-asian="12pt" style:font-size-complex="12pt"/>
    </style:style>
    <style:style style:name="T99" style:family="text">
      <style:text-properties fo:font-size="12pt" officeooo:rsid="000a7f73" style:font-size-asian="12pt" style:font-size-complex="12pt"/>
    </style:style>
    <style:style style:name="T100" style:family="text">
      <style:text-properties officeooo:rsid="000af18b"/>
    </style:style>
    <style:style style:name="T101" style:family="text">
      <style:text-properties officeooo:rsid="000df8ef"/>
    </style:style>
    <style:style style:name="T102" style:family="text">
      <style:text-properties officeooo:rsid="000fe596"/>
    </style:style>
    <style:style style:name="T103" style:family="text">
      <style:text-properties officeooo:rsid="0048205f"/>
    </style:style>
    <style:style style:name="T104" style:family="text">
      <style:text-properties fo:font-style="normal" officeooo:rsid="002209f7" style:font-style-asian="normal" style:font-style-complex="normal"/>
    </style:style>
    <style:style style:name="T105" style:family="text">
      <style:text-properties officeooo:rsid="0014dff7"/>
    </style:style>
    <style:style style:name="T106" style:family="text">
      <style:text-properties officeooo:rsid="0018d62b"/>
    </style:style>
    <style:style style:name="T107" style:family="text">
      <style:text-properties officeooo:rsid="0019f22a"/>
    </style:style>
    <style:style style:name="T108" style:family="text">
      <style:text-properties officeooo:rsid="001af585"/>
    </style:style>
    <style:style style:name="T109" style:family="text">
      <style:text-properties officeooo:rsid="001e3f23"/>
    </style:style>
    <style:style style:name="T110" style:family="text">
      <style:text-properties officeooo:rsid="001eab10"/>
    </style:style>
    <style:style style:name="T111" style:family="text">
      <style:text-properties officeooo:rsid="0020dd2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S NIÑOS DE BELÉN</text:p>
      <text:p text:style-name="P2">De la vigilia de Reye<text:span text:style-name="T81">s</text:span> Mago – Solemnidad de la Epifanía del Señor</text:p>
      <text:p text:style-name="P1"/>
      <text:section text:style-name="Sect1" text:name="Sección1">
        <text:p text:style-name="P6"><text:tab/><text:span text:style-name="T106">Fa</text:span></text:p>
        <text:p text:style-name="P13"><text:bookmark-start text:name="__DdeLink__52_13854922572"/><text:span text:style-name="T57">A.</text:span><text:bookmark-end text:name="__DdeLink__52_13854922572"/><text:span text:style-name="T57"><text:tab/></text:span><text:span text:style-name="T84">LOS NIÑOS DE BELÉN</text:span><text:span text:style-name="T29"> </text:span><text:span text:style-name="T84">ESTÁN</text:span></text:p>
        <text:p text:style-name="P12"><text:tab/> <text:s text:c="8"/><text:span text:style-name="T106">Do</text:span>7 <text:s text:c="31"/><text:span text:style-name="T106">Fa</text:span></text:p>
        <text:p text:style-name="P13"><text:span text:style-name="T84"><text:tab/>JUGANDO EN LA PLAZA</text:span><text:span text:style-name="T85">,</text:span></text:p>
        <text:p text:style-name="P12"/>
        <text:p text:style-name="P13"><text:span text:style-name="T69"><text:tab/></text:span><text:span text:style-name="T84">YA VIENEN LOS REYES MAGOS</text:span><text:span text:style-name="T85">,</text:span></text:p>
        <text:p text:style-name="P18"><text:span text:style-name="T37"><text:tab/> <text:s text:c="28"/></text:span><text:span text:style-name="T38">Do</text:span><text:span text:style-name="T36">7 <text:s text:c="24"/></text:span><text:span text:style-name="T38">Fa</text:span></text:p>
        <text:p text:style-name="P13"><text:span text:style-name="T85"><text:tab/></text:span><text:span text:style-name="T84">QUE SON UNO DOS Y TRES</text:span><text:span text:style-name="T85">.</text:span></text:p>
        <text:p text:style-name="P22"><text:span text:style-name="T13"><text:tab/> <text:s text:c="23"/></text:span><text:span text:style-name="T20">La</text:span><text:span text:style-name="T14">m</text:span><text:span text:style-name="T12"> <text:s text:c="26"/></text:span><text:span text:style-name="T20">Re</text:span><text:span text:style-name="T14">m</text:span></text:p>
        <text:p text:style-name="P13"><text:span text:style-name="T68"><text:tab/></text:span><text:span text:style-name="T83">¿</text:span><text:span text:style-name="T85">D</text:span><text:span text:style-name="T84">E</text:span><text:span text:style-name="T85"> </text:span><text:span text:style-name="T84">DÓNDE</text:span><text:span text:style-name="T85"> </text:span><text:span text:style-name="T84">VENÍS</text:span><text:span text:style-name="T85"> </text:span><text:span text:style-name="T84">VOSOTROS</text:span><text:span text:style-name="T85">,</text:span></text:p>
        <text:p text:style-name="P22"><text:span text:style-name="T16"><text:tab/> <text:s text:c="21"/></text:span><text:span text:style-name="T20">Sol</text:span><text:span text:style-name="T16">7 <text:s text:c="28"/></text:span><text:span text:style-name="T20">Do</text:span></text:p>
        <text:p text:style-name="P13"><text:span text:style-name="T85"><text:tab/></text:span><text:span text:style-name="T84">CON CABALLOS Y CAMELLOS</text:span><text:span text:style-name="T88">?</text:span></text:p>
        <text:p text:style-name="P7"><text:tab/> <text:s text:c="33"/><text:span text:style-name="T106">Fa</text:span></text:p>
        <text:p text:style-name="P3"><text:span text:style-name="T97"><text:tab/>¿</text:span><text:span text:style-name="T98">QUIENES S</text:span><text:span text:style-name="T99">OI</text:span><text:span text:style-name="T98">S</text:span><text:span text:style-name="T97">?, ¿</text:span><text:span text:style-name="T98">QUIENES SO</text:span><text:span text:style-name="T99">I</text:span><text:span text:style-name="T98">S</text:span><text:span text:style-name="T97">?</text:span></text:p>
        <text:p text:style-name="P7"><text:tab/> <text:s text:c="24"/><text:span text:style-name="T107">Do</text:span><text:span text:style-name="T103">7 <text:s text:c="33"/></text:span><text:span text:style-name="T107">Fa</text:span></text:p>
        <text:p text:style-name="P3"><text:span text:style-name="T97"><text:tab/>¿Q</text:span><text:span text:style-name="T98">UE</text:span><text:span text:style-name="T97"> </text:span><text:span text:style-name="T98">VENÍS</text:span><text:span text:style-name="T97"> </text:span><text:span text:style-name="T98">A HACER AQUÍ</text:span><text:span text:style-name="T97">?</text:span></text:p>
        <text:p text:style-name="P4"/>
        <text:p text:style-name="P26"><text:span text:style-name="T62">Me</text:span><text:span text:style-name="T64">l</text:span><text:span text:style-name="T62">cho</text:span><text:span text:style-name="T60">r</text:span></text:p>
        <text:p text:style-name="P14"><text:span text:style-name="T2"><text:tab/></text:span><text:span text:style-name="T7">Fa</text:span></text:p>
        <text:p text:style-name="P28"><text:bookmark-start text:name="__DdeLink__43_1385492257"/><text:span text:style-name="T56">S.</text:span><text:tab/>Yo v<text:bookmark-start text:name="__DdeLink__39_1385492257"/>engo de oriente lejano,<text:bookmark-end text:name="__DdeLink__43_1385492257"/><text:bookmark-end text:name="__DdeLink__39_1385492257"/></text:p>
        <text:p text:style-name="P26"><text:tab/><text:span text:style-name="T1"> <text:s text:c="30"/></text:span><text:span text:style-name="T44">Do7 <text:s text:c="10"/>Fa <text:s text:c="11"/>Fa7</text:span></text:p>
        <text:p text:style-name="P28"><text:tab/><text:bookmark-start text:name="__DdeLink__46_1385492257"/>del país de<text:bookmark-end text:name="__DdeLink__46_1385492257"/>l oro y la plata.</text:p>
        <text:p text:style-name="P14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28"><text:bookmark-start text:name="__DdeLink__48_1385492257"/><text:bookmark-start text:name="__DdeLink__37_1385492257"/><text:tab/><text:span text:style-name="T100">M</text:span>as de noche no pued<text:span text:style-name="T111">e</text:span> dormir</text:p>
        <text:p text:style-name="P28"><text:span text:style-name="T25"><text:tab/> <text:s text:c="58"/></text:span><text:span text:style-name="T27">Do</text:span><text:span text:style-name="T26">7</text:span></text:p>
        <text:p text:style-name="P28"><text:tab/>porque h<text:span text:style-name="T111">a</text:span> visto una estrella,</text:p>
        <text:p text:style-name="P14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28"><text:tab/>una estrella en el cielo.<text:bookmark-end text:name="__DdeLink__48_1385492257"/><text:bookmark-end text:name="__DdeLink__37_1385492257"/></text:p>
        <text:p text:style-name="P17"><text:span text:style-name="T2"><text:tab/> <text:s text:c="23"/></text:span><text:span text:style-name="T7">Sib</text:span><text:span text:style-name="T3"> <text:s text:c="58"/></text:span><text:span text:style-name="T7">Fa</text:span></text:p>
        <text:p text:style-name="P17"><text:span text:style-name="T58">A.</text:span><text:bookmark-start text:name="__DdeLink__37_13854922571"/><text:bookmark-start text:name="__DdeLink__48_13854922571"/><text:span text:style-name="T68"><text:tab/></text:span><text:span text:style-name="T86">M</text:span><text:span text:style-name="T87">AS</text:span><text:span text:style-name="T83"> </text:span><text:span text:style-name="T87">DE</text:span><text:span text:style-name="T83"> </text:span><text:span text:style-name="T87">NOCHE NO PUEDE DORMIR</text:span></text:p>
        <text:p text:style-name="P23"><text:span text:style-name="T74"><text:tab/></text:span><text:span text:style-name="T14"> <text:s text:c="75"/></text:span><text:span text:style-name="T21">Do</text:span><text:span text:style-name="T18">7</text:span></text:p>
        <text:p text:style-name="P14"><text:span text:style-name="T71"><text:tab/></text:span><text:span text:style-name="T87">PORQUE HA</text:span><text:span text:style-name="T83"> </text:span><text:span text:style-name="T87">VISTO</text:span><text:span text:style-name="T30"> </text:span><text:span text:style-name="T87">UNA</text:span><text:span text:style-name="T83"> </text:span><text:span text:style-name="T87">ESTRELLA</text:span><text:span text:style-name="T83">,</text:span></text:p>
        <text:p text:style-name="P8"><text:tab/> <text:s text:c="63"/><text:span text:style-name="T108">Fa</text:span></text:p>
        <text:p text:style-name="P14"><text:span text:style-name="T68"><text:tab/></text:span><text:span text:style-name="T87">UNA</text:span><text:span text:style-name="T83"> </text:span><text:span text:style-name="T87">ESTRELLA</text:span><text:span text:style-name="T83"> </text:span><text:span text:style-name="T87">EN</text:span><text:span text:style-name="T83"> </text:span><text:span text:style-name="T87">EL</text:span><text:span text:style-name="T83"> </text:span><text:span text:style-name="T87">CIELO</text:span><text:span text:style-name="T83">.</text:span><text:bookmark-end text:name="__DdeLink__37_13854922571"/><text:bookmark-end text:name="__DdeLink__48_13854922571"/></text:p>
        <text:p text:style-name="P21"/>
        <text:p text:style-name="P26"><text:span text:style-name="T1"><text:tab/></text:span><text:span text:style-name="T45">Fa</text:span></text:p>
        <text:p text:style-name="P33"><text:bookmark-start text:name="__DdeLink__52_13854922571"/><text:span text:style-name="T56">A.</text:span><text:tab/><text:bookmark-end text:name="__DdeLink__52_13854922571"/><text:span text:style-name="T92">LOS NIÑOS DE BELÉN</text:span><text:span text:style-name="T33"> </text:span><text:span text:style-name="T92">ESTÁN…</text:span></text:p>
        <text:p text:style-name="P26"><text:span text:style-name="T67">Gaspar</text:span></text:p>
        <text:p text:style-name="P14"><text:span text:style-name="T2"><text:tab/></text:span><text:span text:style-name="T8">Fa</text:span></text:p>
        <text:p text:style-name="P28"><text:bookmark-start text:name="__DdeLink__43_13854922571"/><text:span text:style-name="T56">S.</text:span><text:tab/>Yo v<text:bookmark-start text:name="__DdeLink__39_13854922571"/>engo de oriente lejano,<text:bookmark-end text:name="__DdeLink__43_13854922571"/><text:bookmark-end text:name="__DdeLink__39_13854922571"/></text:p>
        <text:p text:style-name="P26"><text:tab/><text:span text:style-name="T1"> <text:s text:c="35"/></text:span><text:span text:style-name="T45">Do7</text:span><text:span text:style-name="T1"> <text:s text:c="27"/></text:span><text:span text:style-name="T45">Fa <text:s text:c="11"/></text:span><text:span text:style-name="T46">Fa7</text:span></text:p>
        <text:p text:style-name="P14"><text:span text:style-name="T68"><text:tab/></text:span><text:bookmark-start text:name="__DdeLink__46_13854922571"/><text:span text:style-name="T68">del país de</text:span><text:bookmark-end text:name="__DdeLink__46_13854922571"/><text:span text:style-name="T68">l </text:span><text:span text:style-name="T71">incien</text:span><text:span text:style-name="T73">s</text:span><text:span text:style-name="T71">o y el perfume.</text:span></text:p>
        <text:p text:style-name="P17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3"><text:bookmark-start text:name="__DdeLink__37_13854922572"/><text:bookmark-start text:name="__DdeLink__48_13854922572"/><text:tab/><text:span text:style-name="T100">M</text:span>as de noche no pued<text:span text:style-name="T111">e</text:span> dormir</text:p>
        <text:p text:style-name="P33"><text:span text:style-name="T25"><text:tab/> <text:s text:c="58"/></text:span><text:span text:style-name="T27">Do</text:span><text:span text:style-name="T26">7</text:span></text:p>
        <text:p text:style-name="P33"><text:tab/>porque h<text:span text:style-name="T111">a</text:span> visto una estrella,</text:p>
        <text:p text:style-name="P17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3"><text:span text:style-name="T53"><text:tab/>una estrella en el cielo.</text:span><text:bookmark-end text:name="__DdeLink__37_13854922572"/><text:bookmark-end text:name="__DdeLink__48_13854922572"/></text:p>
        <text:p text:style-name="P32"><text:span text:style-name="T53"/></text:p>
        <text:p text:style-name="P17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3"><text:span text:style-name="T61">A.</text:span><text:tab/><text:span text:style-name="T93">M</text:span><text:span text:style-name="T94">AS</text:span><text:span text:style-name="T82"> </text:span><text:span text:style-name="T94">DE</text:span><text:span text:style-name="T82"> </text:span><text:span text:style-name="T94">NOCHE NO PUEDE DORMIR...</text:span><text:bookmark-start text:name="__DdeLink__61_1385492257"/></text:p>
        <text:p text:style-name="P34"/>
        <text:p text:style-name="P26"><text:span text:style-name="T1"><text:tab/></text:span><text:span text:style-name="T46">Fa</text:span></text:p>
        <text:p text:style-name="P33"><text:bookmark-start text:name="__DdeLink__52_138549225711"/><text:bookmark-end text:name="__DdeLink__61_1385492257"/><text:span text:style-name="T56">A.</text:span><text:tab/><text:bookmark-end text:name="__DdeLink__52_138549225711"/><text:span text:style-name="T92">LOS NIÑOS DE BELÉN</text:span><text:span text:style-name="T33"> </text:span><text:span text:style-name="T92">ESTÁN…</text:span></text:p>
        <text:p text:style-name="P19"/>
        <text:p text:style-name="P26"><text:span text:style-name="T63">Balta</text:span><text:span text:style-name="T64">s</text:span><text:span text:style-name="T63">a</text:span><text:span text:style-name="T60">r</text:span></text:p>
        <text:p text:style-name="P14"><text:span text:style-name="T2"><text:tab/></text:span><text:span text:style-name="T9">Fa</text:span></text:p>
        <text:p text:style-name="P28"><text:bookmark-start text:name="__DdeLink__43_13854922572"/><text:span text:style-name="T56">S.</text:span><text:tab/>Yo v<text:bookmark-start text:name="__DdeLink__39_13854922572"/>engo de oriente lejano,<text:bookmark-end text:name="__DdeLink__43_13854922572"/><text:bookmark-end text:name="__DdeLink__39_13854922572"/></text:p>
        <text:p text:style-name="P26"><text:tab/><text:span text:style-name="T1"> <text:s text:c="33"/></text:span><text:span text:style-name="T46">Do7</text:span><text:span text:style-name="T1"> <text:s text:c="21"/></text:span><text:span text:style-name="T46">Fa <text:s text:c="9"/>Fa7</text:span></text:p>
        <text:p text:style-name="P28"><text:tab/><text:bookmark-start text:name="__DdeLink__46_13854922572"/>del país de<text:bookmark-end text:name="__DdeLink__46_13854922572"/> <text:span text:style-name="T79">la mirra y el aceite.</text:span></text:p>
        <text:p text:style-name="P17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3"><text:bookmark-start text:name="__DdeLink__37_13854922573"/><text:bookmark-start text:name="__DdeLink__48_13854922573"/><text:tab/><text:span text:style-name="T100">M</text:span>as de noche no pued<text:span text:style-name="T111">e</text:span> dormir</text:p>
        <text:p text:style-name="P33"><text:span text:style-name="T25"><text:tab/> <text:s text:c="58"/></text:span><text:span text:style-name="T27">Do</text:span><text:span text:style-name="T26">7</text:span></text:p>
        <text:p text:style-name="P33"><text:tab/>porque h<text:span text:style-name="T111">a</text:span> visto una estrella,</text:p>
        <text:p text:style-name="P17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3"><text:span text:style-name="T24"><text:tab/></text:span><text:span text:style-name="T55">una estrella en el cielo.</text:span><text:bookmark-end text:name="__DdeLink__37_13854922573"/><text:bookmark-end text:name="__DdeLink__48_13854922573"/></text:p>
        <text:p text:style-name="P28"/>
        <text:p text:style-name="P17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3"><text:span text:style-name="T66">A.</text:span><text:span text:style-name="T34"><text:tab/></text:span><text:span text:style-name="T50">M</text:span><text:span text:style-name="T51">AS DE NOCHE NO PUEDE DORMIR...</text:span></text:p>
        <text:p text:style-name="P34"/>
        <text:p text:style-name="P9"><text:tab/><text:span text:style-name="T109">Fa</text:span></text:p>
        <text:p text:style-name="P33"><text:bookmark-start text:name="__DdeLink__52_138549225712"/><text:span text:style-name="T56">A.</text:span><text:tab/><text:bookmark-end text:name="__DdeLink__52_138549225712"/><text:span text:style-name="T92">LOS NIÑOS DE BELÉN</text:span><text:span text:style-name="T33"> </text:span><text:span text:style-name="T92">ESTÁN…</text:span></text:p>
        <text:p text:style-name="P27"/>
        <text:p text:style-name="P35"><text:span text:style-name="T80">Melcho</text:span><text:span text:style-name="T102">r</text:span><text:span text:style-name="T80">, Gaspar y </text:span><text:span text:style-name="T78">Balta</text:span><text:span text:style-name="T102">s</text:span><text:span text:style-name="T78">ar</text:span></text:p>
        <text:p text:style-name="P14"><text:soft-page-break/><text:span text:style-name="T2"><text:tab/></text:span><text:span text:style-name="T5">Do</text:span></text:p>
        <text:p text:style-name="P28"><text:span text:style-name="T56">S.</text:span><text:tab/>V<text:bookmark-start text:name="__DdeLink__39_1385492257111"/>enimos del oriente lejano,<text:bookmark-end text:name="__DdeLink__39_1385492257111"/></text:p>
        <text:p text:style-name="P26"><text:tab/><text:span text:style-name="T1"> <text:s text:c="46"/></text:span><text:span text:style-name="T47">Do7</text:span><text:span text:style-name="T1"> <text:s text:c="22"/></text:span><text:span text:style-name="T47">Fa <text:s text:c="10"/>Fa7</text:span></text:p>
        <text:p text:style-name="P28"><text:tab/>hemos visto en el cielo u<text:span text:style-name="T80">na</text:span> estrella.</text:p>
        <text:p text:style-name="P23"><text:span text:style-name="T12"><text:tab/> <text:s text:c="10"/></text:span><text:span text:style-name="T22">Sib</text:span><text:span text:style-name="T12"> <text:s text:c="40"/></text:span><text:span text:style-name="T22">Fa</text:span></text:p>
        <text:p text:style-name="P28"><text:bookmark-start text:name="__DdeLink__69_1385492257"/><text:tab/>Y venimos a adorar al rey</text:p>
        <text:p text:style-name="P26"><text:tab/><text:span text:style-name="T42"> <text:s text:c="35"/></text:span><text:span text:style-name="T47">Do</text:span><text:span text:style-name="T43">7</text:span></text:p>
        <text:p text:style-name="P28"><text:tab/><text:span text:style-name="T105">a</text:span>l rey de los judíos</text:p>
        <text:p text:style-name="P26"><text:tab/><text:span text:style-name="T42"> <text:s text:c="42"/></text:span><text:span text:style-name="T47">Fa <text:s text:c="4"/>Fa</text:span><text:span text:style-name="T43">7</text:span></text:p>
        <text:p text:style-name="P28"><text:tab/>que <text:span text:style-name="T80">ha </text:span>naci<text:span text:style-name="T80">do</text:span> aquí.<text:bookmark-end text:name="__DdeLink__69_1385492257"/></text:p>
        <text:p text:style-name="P14"><text:span text:style-name="T2"><text:tab/> <text:s text:c="6"/></text:span><text:span text:style-name="T10">Sib</text:span><text:span text:style-name="T2"> <text:s text:c="57"/></text:span><text:span text:style-name="T10">Fa</text:span></text:p>
        <text:p text:style-name="P14"><text:span text:style-name="T59">A.</text:span><text:bookmark-start text:name="__DdeLink__69_13854922571"/><text:span text:style-name="T68"><text:tab/></text:span><text:span text:style-name="T72">Y </text:span><text:span text:style-name="T89">VIENEN</text:span><text:span text:style-name="T83"> </text:span><text:span text:style-name="T89">A</text:span><text:span text:style-name="T83"> </text:span><text:span text:style-name="T89">ADORAR AL REY</text:span></text:p>
        <text:p text:style-name="P23"><text:span text:style-name="T75"><text:tab/></text:span><text:span text:style-name="T14"> <text:s text:c="51"/></text:span><text:span text:style-name="T22">Do</text:span><text:span text:style-name="T19">7</text:span></text:p>
        <text:p text:style-name="P29"><text:tab/><text:span text:style-name="T82">AL REY DE LOS JUDÍOS</text:span></text:p>
        <text:p text:style-name="P23"><text:span text:style-name="T75"><text:tab/></text:span><text:span text:style-name="T14"> <text:s text:c="52"/></text:span><text:span text:style-name="T22">Fa</text:span></text:p>
        <text:p text:style-name="P14"><text:span text:style-name="T68"><text:tab/></text:span><text:bookmark-end text:name="__DdeLink__69_13854922571"/><text:span text:style-name="T89">QUE HA N</text:span><text:span text:style-name="T90">A</text:span><text:span text:style-name="T89">CIDO AQUÍ.</text:span></text:p>
        <text:p text:style-name="P14"><text:span text:style-name="T89"/></text:p>
        <text:p text:style-name="P15"><text:span text:style-name="T2"><text:tab/></text:span><text:span text:style-name="T11">Fa</text:span></text:p>
        <text:p text:style-name="P15"><text:span text:style-name="T57">A.</text:span><text:bookmark-start text:name="__DdeLink__73_13854922571111"/><text:bookmark-start text:name="__DdeLink__52_13854922572111"/><text:span text:style-name="T68"><text:tab/></text:span><text:bookmark-end text:name="__DdeLink__52_13854922572111"/><text:span text:style-name="T85">L</text:span><text:span text:style-name="T89">OS</text:span><text:span text:style-name="T85"> </text:span><text:span text:style-name="T89">NIÑOS</text:span><text:span text:style-name="T85"> </text:span><text:span text:style-name="T89">DE</text:span><text:span text:style-name="T85"> </text:span><text:span text:style-name="T89">BELÉN </text:span><text:span text:style-name="T91">ESTÁN</text:span></text:p>
        <text:p text:style-name="P15"><text:span text:style-name="T6"><text:tab/> <text:s text:c="8"/></text:span><text:span text:style-name="T11">Do</text:span><text:span text:style-name="T6">7 <text:s text:c="40"/></text:span><text:span text:style-name="T11">Fa</text:span></text:p>
        <text:p text:style-name="P15"><text:span text:style-name="T91"><text:tab/>MIRANDO HACIA EL CIELO</text:span><text:span text:style-name="T85">,</text:span></text:p>
        <text:p text:style-name="P10"/>
        <text:p text:style-name="P15"><text:span text:style-name="T68"><text:tab/></text:span><text:span text:style-name="T91">PARA VER BRILLAR LA ESTRELLA</text:span></text:p>
        <text:p text:style-name="P36"><text:span text:style-name="T104"><text:tab/> <text:s text:c="17"/></text:span><text:span text:style-name="T40">Do</text:span><text:span text:style-name="T39">7 <text:s text:c="24"/></text:span><text:span text:style-name="T40">Fa</text:span></text:p>
        <text:p text:style-name="P15"><text:span text:style-name="T91"><text:tab/>EN LA CASA DE JESÚS</text:span><text:span text:style-name="T85">.</text:span></text:p>
        <text:p text:style-name="P24"><text:span text:style-name="T12"><text:tab/> <text:s text:c="14"/></text:span><text:span text:style-name="T23">La</text:span><text:span text:style-name="T14">m</text:span><text:span text:style-name="T12"> <text:s text:c="33"/></text:span><text:span text:style-name="T23">Rem</text:span></text:p>
        <text:p text:style-name="P16"><text:span text:style-name="T68"><text:tab/></text:span><text:span text:style-name="T91">NOS IREMOS TODOS JUNTOS</text:span></text:p>
        <text:p text:style-name="P25"><text:span text:style-name="T15"><text:tab/> <text:s text:c="21"/></text:span><text:span text:style-name="T23">Sol</text:span><text:span text:style-name="T15">7 <text:s text:c="27"/></text:span><text:span text:style-name="T23">Do</text:span></text:p>
        <text:p text:style-name="P20"><text:tab/>CON CABALLOS Y CAMELLOS.</text:p>
        <text:p text:style-name="P15"><text:span text:style-name="T2"><text:tab/> <text:s text:c="22"/></text:span><text:span text:style-name="T11">Fa</text:span></text:p>
        <text:p text:style-name="P30"><text:tab/><text:span text:style-name="T95">VAMOS TODOS, VAMOS TODOS</text:span><text:span text:style-name="T96">.</text:span><text:bookmark-end text:name="__DdeLink__73_13854922571111"/></text:p>
        <text:p text:style-name="P11"><text:tab/> <text:s text:c="18"/><text:span text:style-name="T110">Do</text:span>7 <text:s text:c="36"/><text:span text:style-name="T110">Fa</text:span></text:p>
        <text:p text:style-name="P30"><text:span text:style-name="T48"><text:tab/>¡H</text:span><text:span text:style-name="T49">A NACIDO EL SALVADOR</text:span><text:span text:style-name="T48">!</text:span></text:p>
        <text:p text:style-name="P29"/>
      </text:section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Medium1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22:21:38.519194020</meta:creation-date>
    <dc:date>2022-01-17T00:51:08.275545286</dc:date>
    <meta:editing-duration>PT1H36M52S</meta:editing-duration>
    <meta:editing-cycles>26</meta:editing-cycles>
    <meta:generator>LibreOffice/7.2.5.2.0$Linux_X86_64 LibreOffice_project/20$Build-2</meta:generator>
    <meta:document-statistic meta:table-count="0" meta:image-count="0" meta:object-count="0" meta:page-count="2" meta:paragraph-count="98" meta:word-count="352" meta:character-count="3739" meta:non-whitespace-character-count="1353"/>
  </office:meta>
</office:document-meta>
</file>